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40000020FE95B3845D94C02E4.png" manifest:media-type="image/png"/>
  <manifest:file-entry manifest:full-path="Pictures/10000201000000C8000000A7E918EE3E3F3497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828cm" svg:height="2.3cm" svg:x="0.172cm" svg:y="0.3cm">
          <draw:image xlink:href="Pictures/10000201000000C8000000A7E918EE3E3F349717.png" xlink:type="simple" xlink:show="embed" xlink:actuate="onLoad">
            <text:p/>
          </draw:image>
        </draw:frame>
        <draw:frame draw:style-name="gr1" draw:text-style-name="P1" draw:layer="layout" svg:width="3.6cm" svg:height="3cm" svg:x="3cm" svg:y="0cm">
          <draw:image xlink:href="Pictures/10000201000002940000020FE95B3845D94C02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3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00:39.510929032</meta:creation-date>
    <dc:date>2017-02-06T17:00:14.953825962</dc:date>
    <meta:editing-duration>PT15M8S</meta:editing-duration>
    <meta:editing-cycles>6</meta:editing-cycles>
    <meta:generator>LibreOffice/5.2.5.1$Linux_X86_64 LibreOffice_project/20m0$Build-1</meta:generator>
    <meta:document-statistic meta:object-count="2"/>
  </office:meta>
</office:document-meta>
</file>